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HelveticaNeue-Light, 'Helvetica Neue Light', 'Helvetica Neue', Helvetica, Arial, sans-serif"/>
    <style:font-face style:name="inherit" svg:font-family="inherit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70%" fo:orphans="2" fo:widows="2" fo:text-indent="0in" style:auto-text-indent="false" fo:padding="0in" fo:border="none"/>
    </style:style>
    <style:style style:name="P2" style:family="paragraph" style:parent-style-name="Text_20_body" style:list-style-name="L1">
      <style:paragraph-properties fo:margin-left="0in" fo:margin-right="0in" fo:margin-top="0in" fo:margin-bottom="0.1043in" style:contextual-spacing="false" fo:line-height="170%" fo:orphans="2" fo:widows="2" fo:text-indent="0in" style:auto-text-indent="false" fo:padding="0in" fo:border="none"/>
      <style:text-properties fo:font-variant="normal" fo:text-transform="none" fo:color="#444444" loext:opacity="100%" style:font-name="inherit" fo:font-size="12pt" fo:letter-spacing="normal" fo:font-style="normal" fo:font-weight="normal"/>
    </style:style>
    <style:style style:name="P3" style:family="paragraph" style:parent-style-name="Text_20_body" style:list-style-name="L2">
      <style:paragraph-properties fo:margin-left="0in" fo:margin-right="0in" fo:margin-top="0in" fo:margin-bottom="0.1043in" style:contextual-spacing="false" fo:line-height="170%" fo:orphans="2" fo:widows="2" fo:text-indent="0in" style:auto-text-indent="false" fo:padding="0in" fo:border="none"/>
      <style:text-properties fo:font-variant="normal" fo:text-transform="none" fo:color="#444444" loext:opacity="100%" style:font-name="inherit" fo:font-size="12pt" fo:letter-spacing="normal" fo:font-style="normal" fo:font-weight="normal"/>
    </style:style>
    <style:style style:name="P4" style:family="paragraph" style:parent-style-name="Text_20_body" style:list-style-name="L3">
      <style:paragraph-properties fo:margin-left="0in" fo:margin-right="0in" fo:margin-top="0in" fo:margin-bottom="0.1043in" style:contextual-spacing="false" fo:line-height="170%" fo:orphans="2" fo:widows="2" fo:text-indent="0in" style:auto-text-indent="false" fo:padding="0in" fo:border="none"/>
      <style:text-properties fo:font-variant="normal" fo:text-transform="none" fo:color="#444444" loext:opacity="100%" style:font-name="inherit" fo:font-size="12pt" fo:letter-spacing="normal" fo:font-style="normal" fo:font-weight="normal"/>
    </style:style>
    <style:style style:name="P5" style:family="paragraph" style:parent-style-name="Text_20_body" style:list-style-name="L4">
      <style:paragraph-properties fo:margin-left="0in" fo:margin-right="0in" fo:margin-top="0in" fo:margin-bottom="0.1043in" style:contextual-spacing="false" fo:line-height="170%" fo:orphans="2" fo:widows="2" fo:text-indent="0in" style:auto-text-indent="false" fo:padding="0in" fo:border="none"/>
      <style:text-properties fo:font-variant="normal" fo:text-transform="none" fo:color="#444444" loext:opacity="100%" style:font-name="inherit" fo:font-size="12pt" fo:letter-spacing="normal" fo:font-style="normal" fo:font-weight="normal"/>
    </style:style>
    <style:style style:name="T1" style:family="text">
      <style:text-properties fo:font-variant="normal" fo:text-transform="none" fo:color="#444444" loext:opacity="100%" style:font-name="inherit" fo:font-size="12pt" fo:letter-spacing="normal" fo:font-style="normal" fo:font-weight="bold" loext:padding="0in" loext:border="none"/>
    </style:style>
    <text:list-style style:name="L1">
      <text:list-level-style-bullet text:level="1" text:style-name="Bullet_20_Symbols" loext:num-list-format="%1%." style:num-suffix="." text:bullet-char="">
        <style:list-level-properties text:space-before="0.2083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0.2083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 text:space-before="0.2083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">
        <style:list-level-properties text:space-before="0.2083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Technical/Functional Expertise (Primary):</text:span></text:span></text:p>
      <text:list xml:id="list531084217" text:style-name="L1">
        <text:list-item>
          <text:p text:style-name="P2">Cloud, AWS – High Expertise – EC2 EKS Lambda, CI/CD, Kubernetes, Docker, Monitoring, IAAC, CloudFormation, Security</text:p>
        </text:list-item>
      </text:list>
      <text:p text:style-name="P1"><text:span text:style-name="Strong_20_Emphasis"><text:span text:style-name="T1">Technical/Functional Expertise (Secondary):</text:span></text:span></text:p>
      <text:list xml:id="list1521686044" text:style-name="L2">
        <text:list-item>
          <text:p text:style-name="P3">New Relic(Monitoring), Team City(CI/CD), Octopus(CI/CD)</text:p>
        </text:list-item>
      </text:list>
      <text:p text:style-name="P1"><text:span text:style-name="Strong_20_Emphasis"><text:span text:style-name="T1">Required Experience:</text:span></text:span></text:p>
      <text:list xml:id="list2840339923" text:style-name="L3">
        <text:list-item>
          <text:p text:style-name="P4">8+ Years</text:p>
        </text:list-item>
      </text:list>
      <text:p text:style-name="P1"><text:span text:style-name="Strong_20_Emphasis"><text:span text:style-name="T1">Job Brief:</text:span></text:span></text:p>
      <text:list xml:id="list4131751393" text:style-name="L4">
        <text:list-item>
          <text:p text:style-name="P5">Experience in managing cross-functional DevOps team</text:p>
        </text:list-item>
        <text:list-item>
          <text:p text:style-name="P5">Understand the basic fundamentals of iterative and incremental development</text:p>
        </text:list-item>
        <text:list-item>
          <text:p text:style-name="P5">Ability to communicate effectively at all organizational levels and in situations requiring instructing, persuading, negotiating, conflict resolution, consulting, and advising, as well as flawless written communication</text:p>
        </text:list-item>
        <text:list-item>
          <text:p text:style-name="P5">Knowledge about tasks, backlog tracking, burndown metrics, velocity, user stories, etc.</text:p>
        </text:list-item>
        <text:list-item>
          <text:p text:style-name="P5">Strong communication skills and has a can-do attitude.</text:p>
        </text:list-item>
        <text:list-item>
          <text:p text:style-name="P5">Strong background in Linux / UNIX administration</text:p>
        </text:list-item>
        <text:list-item>
          <text:p text:style-name="P5">Ability to train and manage a team of DevOps Engineer</text:p>
        </text:list-item>
        <text:list-item>
          <text:p text:style-name="P5">Have good knowledge and hands-on experience with multi-cloud technologies and architecture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HelveticaNeue-Light, 'Helvetica Neue Light', 'Helvetica Neue', Helvetica, Arial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1T15:53:01.054000000</meta:creation-date>
    <dc:date>2022-09-21T15:53:27.426000000</dc:date>
    <meta:editing-duration>PT26S</meta:editing-duration>
    <meta:editing-cycles>1</meta:editing-cycles>
    <meta:document-statistic meta:table-count="0" meta:image-count="0" meta:object-count="0" meta:page-count="1" meta:paragraph-count="15" meta:word-count="130" meta:character-count="979" meta:non-whitespace-character-count="873"/>
    <meta:generator>LibreOffice/7.3.2.2$Windows_X86_64 LibreOffice_project/49f2b1bff42cfccbd8f788c8dc32c1c309559be0</meta:generator>
  </office:meta>
</office:document-meta>
</file>